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2.3902in"/>
    </style:style>
    <style:style style:name="co4" style:family="table-column">
      <style:table-column-properties fo:break-before="auto" style:column-width="0.9063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0.712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/>
      <table:table table:name="sourc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last modified</text:p>
          </table:table-cell>
          <table:table-cell office:value-type="string" calcext:value-type="string">
            <text:p>weergave naam</text:p>
          </table:table-cell>
          <table:table-cell office:value-type="string" calcext:value-type="string">
            <text:p>voornaam</text:p>
          </table:table-cell>
          <table:table-cell office:value-type="string" calcext:value-type="string">
            <text:p>tussenvoegsel</text:p>
          </table:table-cell>
          <table:table-cell office:value-type="string" calcext:value-type="string">
            <text:p>achternaam</text:p>
          </table:table-cell>
          <table:table-cell office:value-type="string" calcext:value-type="string">
            <text:p>geslacht</text:p>
          </table:table-cell>
        </table:table-row>
        <table:table-row table:style-name="ro1">
          <table:table-cell office:value-type="float" office:value="370381" calcext:value-type="float">
            <text:p>370381</text:p>
          </table:table-cell>
          <table:table-cell office:value-type="date" office:date-value="2019-01-31T21:21:52" calcext:value-type="date">
            <text:p>01/31/19 09:21 PM</text:p>
          </table:table-cell>
          <table:table-cell office:value-type="string" calcext:value-type="string">
            <text:p>Jan de Groo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root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float" office:value="370409" calcext:value-type="float">
            <text:p>370409</text:p>
          </table:table-cell>
          <table:table-cell office:value-type="date" office:date-value="2019-01-31T21:48:14" calcext:value-type="date">
            <text:p>01/31/19 09:48 PM</text:p>
          </table:table-cell>
          <table:table-cell office:value-type="string" calcext:value-type="string">
            <text:p>Jansen, Jan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Jansen</text:p>
          </table:table-cell>
          <table:table-cell office:value-type="string" calcext:value-type="string">
            <text:p>vrou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23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3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scale-to="100%" style:writing-mode="lr-tb" style:print="charts drawings objects zero-values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9">00/00/0000</text:date>, <text:time style:data-style-name="N2" text:time-value="17:06:34.776852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29T17:09:48.952702107</dc:date>
    <meta:editing-duration>PT10M28S</meta:editing-duration>
    <meta:editing-cycles>3</meta:editing-cycles>
    <meta:generator>LibreOffice/7.0.4.2$Linux_X86_64 LibreOffice_project/00$Build-2</meta:generator>
    <meta:document-statistic meta:table-count="1" meta:cell-count="20" meta:object-count="0"/>
  </office:meta>
</office:document-meta>
</file>